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4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5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17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">
            <text:p>0628 <text:s/>17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8T17:48:39.22">
            <text:p>0628 <text:s/>174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8T17:48:39.22">
            <text:p>2021/6/28 17:4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8T17:48:39.22">
            <text:p>0628 <text:s/>1748</text:p>
          </table:table-cell>
          <table:table-cell table:style-name="ce7" table:formula="of:=NOW()" office:value-type="date" office:date-value="2021-06-28T17:48:39.22">
            <text:p>0628 <text:s/>174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8T17:48:39.22">
            <text:p>0628 <text:s/>174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29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1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2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4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6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7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39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2">
            <text:p>0628 <text:s/>174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3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3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5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6">
            <text:p>0628 <text:s/>174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8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8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8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48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">
            <text:p>0628 <text:s/>174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1">
            <text:p>0628 <text:s/>174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9999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1">
            <text:p>0628 <text:s/>174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1" office:value-type="string" table:number-columns-spanned="2" table:number-rows-spanned="1">
            <text:p>it takes another 2 hours. / I am sor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1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1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1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1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lower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1">
            <text:p>0628 <text:s/>174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6.55">
            <text:p>0628 <text:s/>174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6.55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0">
            <text:p>14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1">
            <text:p>14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2">
            <text:p>14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9.5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3">
            <text:p>14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5.6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5.6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5">
            <text:p>14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5.6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6">
            <text:p>14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5.6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7">
            <text:p>14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5.6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5.63">
            <text:p>0628 <text:s/>174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9">
            <text:p>14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7:48:35.63">
            <text:p>0628 <text:s/>1748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8T17:48:35.61">
            <text:p>0628 <text:s/>174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8T17:48:39.53">
            <text:p>0628 <text:s/>1748</text:p>
          </table:table-cell>
          <table:table-cell table:style-name="ce7" table:formula="of:=NOW()" office:value-type="date" office:date-value="2021-06-28T17:48:39.53">
            <text:p>0628 <text:s/>174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8T17:48:39.53">
            <text:p>0628 <text:s/>174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17:4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8T17:48:38.81</dc:date>
    <dc:creator>iwabuchi ken</dc:creator>
    <meta:editing-duration>P4DT1H49M</meta:editing-duration>
    <meta:editing-cycles>590</meta:editing-cycles>
    <meta:generator>OpenOffice/4.1.3$Win32 OpenOffice.org_project/413m1$Build-9783</meta:generator>
    <meta:document-statistic meta:table-count="2" meta:cell-count="1291" meta:object-count="0"/>
  </office:meta>
</office:document-meta>
</file>